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94mm"/>
    </style:style>
    <style:style style:name="co2" style:family="table-column">
      <style:table-column-properties fo:break-before="auto" style:column-width="55.03mm"/>
    </style:style>
    <style:style style:name="co3" style:family="table-column">
      <style:table-column-properties fo:break-before="auto" style:column-width="51.06mm"/>
    </style:style>
    <style:style style:name="co4" style:family="table-column">
      <style:table-column-properties fo:break-before="auto" style:column-width="88.64mm"/>
    </style:style>
    <style:style style:name="co5" style:family="table-column">
      <style:table-column-properties fo:break-before="auto" style:column-width="67.47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66.41mm"/>
    </style:style>
    <style:style style:name="co8" style:family="table-column">
      <style:table-column-properties fo:break-before="auto" style:column-width="67.2mm"/>
    </style:style>
    <style:style style:name="co9" style:family="table-column">
      <style:table-column-properties fo:break-before="auto" style:column-width="66.6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92.6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PageStyle_5f_may_5f_2018_5f_benchmarks">
      <style:table-properties table:display="true" style:writing-mode="lr-tb"/>
    </style:style>
    <style:style style:name="ta2" style:family="table" style:master-page-name="PageStyle_5f_old_5f_dijkstra_5f_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2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ay_2018_benchmarks" table:style-name="ta1">
        <office:forms form:automatic-focus="false" form:apply-design-mode="false"/>
        <table:shapes>
          <draw:frame draw:z-index="4" draw:style-name="gr1" draw:text-style-name="P1" svg:width="159.99mm" svg:height="89.99mm" svg:x="144.93mm" svg:y="677.02mm">
            <loext:p draw:notify-on-update-of-ranges="may_2018_benchmarks.C149:may_2018_benchmarks.C149 may_2018_benchmarks.B95:may_2018_benchmarks.F95 may_2018_benchmarks.A96:may_2018_benchmarks.A96 may_2018_benchmarks.B96:may_2018_benchmarks.F96 may_2018_benchmarks.A97:may_2018_benchmarks.A97 may_2018_benchmarks.B97:may_2018_benchmarks.F97 may_2018_benchmarks.A98:may_2018_benchmarks.A98 may_2018_benchmarks.B98:may_2018_benchmarks.F98 may_2018_benchmarks.A99:may_2018_benchmarks.A99 may_2018_benchmarks.B99:may_2018_benchmarks.F99 may_2018_benchmarks.A100:may_2018_benchmarks.A100 may_2018_benchmarks.B100:may_2018_benchmarks.F100 may_2018_benchmarks.A101:may_2018_benchmarks.A101 may_2018_benchmarks.B101:may_2018_benchmarks.F101 may_2018_benchmarks.A102:may_2018_benchmarks.A102 may_2018_benchmarks.B102:may_2018_benchmarks.F102 may_2018_benchmarks.A103:may_2018_benchmarks.A103 may_2018_benchmarks.B103:may_2018_benchmarks.F103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1" table:number-columns-repeated="999" table:default-cell-style-name="ce4"/>
        <table:table-row table:style-name="ro1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7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table:style-name="ce3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 table:style-name="ce5"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 table:style-name="ce5"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 table:style-name="ce5"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 table:style-name="ce5"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 table:style-name="ce5"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 table:style-name="ce5"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 table:style-name="ce5"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 table:style-name="ce5"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 table:style-name="ce5"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 table:style-name="ce5"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 table:style-name="ce5"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 table:style-name="ce5"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 table:style-name="ce5"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 table:style-name="ce5"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 table:style-name="ce5"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 table:style-name="ce5"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 table:style-name="ce5"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 table:style-name="ce5"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 table:style-name="ce5"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 table:style-name="ce5"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 table:style-name="ce5"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 table:style-name="ce5"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5">
          <table:table-cell table:style-name="ce5" table:number-columns-repeated="19"/>
          <table:table-cell table:number-columns-repeated="1005"/>
        </table:table-row>
        <table:table-row table:style-name="ro3" table:number-rows-repeated="2">
          <table:table-cell table:style-name="ce5"/>
          <table:table-cell table:style-name="ce7" table:number-columns-repeated="5"/>
          <table:table-cell table:style-name="ce5" table:number-columns-repeated="6"/>
          <table:table-cell table:style-name="ce7" table:number-columns-repeated="7"/>
          <table:table-cell table:number-columns-repeated="1005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5"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 table:style-name="ce5"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5"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 table:style-name="ce5"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5"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 table:style-name="ce5"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5"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 table:style-name="ce5"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 table:style-name="ce5"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 table:style-name="ce5"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ce5"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 table:style-name="ce5"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 table:style-name="ce5"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 table:style-name="ce5"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 table:style-name="ce5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style-name="ce5"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 table:style-name="ce5"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 table:style-name="ce5"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 table:style-name="ce5"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 table:style-name="ce5"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 table:style-name="ce5"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 table:style-name="ce5"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 table:style-name="ce5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style-name="ce5"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 table:style-name="ce5"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 table:style-name="ce5"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 table:style-name="ce5"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 table:style-name="ce5"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 table:style-name="ce5"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 table:style-name="ce5"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 table:style-name="ce5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style-name="ce5"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 table:style-name="ce5"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 table:style-name="ce5"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 table:style-name="ce5"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 table:style-name="ce5"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 table:style-name="ce5"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 table:style-name="ce5"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 table:style-name="ce5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style-name="ce5"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 table:style-name="ce5"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 table:style-name="ce5"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 table:style-name="ce5"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 table:style-name="ce5"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 table:style-name="ce5"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 table:style-name="ce5"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 table:style-name="ce5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style-name="ce5"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 table:style-name="ce5"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 table:style-name="ce5"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 table:style-name="ce5"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 table:style-name="ce5"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 table:style-name="ce5"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 table:style-name="ce5"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 table:style-name="ce5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style-name="ce5"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 table:style-name="ce5"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 table:style-name="ce5"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 table:style-name="ce5"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 table:style-name="ce5"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 table:style-name="ce5"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 table:style-name="ce5"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 table:style-name="ce5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style-name="ce5"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3"/>
          <table:table-cell table:style-name="ce9" office:value-type="string" calcext:value-type="string">
            <text:p>Best ratios:</text:p>
          </table:table-cell>
          <table:table-cell table:style-name="ce5" table:number-columns-repeated="15"/>
          <table:table-cell table:number-columns-repeated="1005"/>
        </table:table-row>
        <table:table-row table:style-name="ro3">
          <table:table-cell table:style-name="ce5" table:number-columns-repeated="2"/>
          <table:table-cell table:style-name="ce8" office:value-type="string" calcext:value-type="string">
            <text:p>no macs</text:p>
          </table:table-cell>
          <table:table-cell table:style-name="ce8" office:value-type="string" calcext:value-type="string">
            <text:p>ignoring macs</text:p>
          </table:table-cell>
          <table:table-cell table:style-name="ce8" office:value-type="string" calcext:value-type="string">
            <text:p>with macs</text:p>
          </table:table-cell>
          <table:table-cell table:style-name="ce5" table:number-columns-repeated="14"/>
          <table:table-cell table:number-columns-repeated="1005"/>
        </table:table-row>
        <table:table-row table:style-name="ro3">
          <table:table-cell office:value-type="string" calcext:value-type="string">
            <text:p>Primes</text:p>
          </table:table-cell>
          <table:table-cell table:style-name="ce5"/>
          <table:table-cell table:style-name="ce5" table:formula="of:=[.D7]/[.B7]" office:value-type="float" office:value="6.74380714285714" calcext:value-type="float">
            <text:p>6,7438071429</text:p>
          </table:table-cell>
          <table:table-cell table:style-name="ce10" table:formula="of:=[.E5]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11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</text:p>
          </table:table-cell>
          <table:table-cell table:style-name="ce5"/>
          <table:table-cell table:style-name="ce5" table:formula="of:=[.D12]/[.B12]" office:value-type="float" office:value="9.98496240601504" calcext:value-type="float">
            <text:p>9,984962406</text:p>
          </table:table-cell>
          <table:table-cell table:style-name="ce5" table:formula="of:=[.E12]/[.B12]" office:value-type="float" office:value="10.4369172932331" calcext:value-type="float">
            <text:p>10,4369172932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 w.c.</text:p>
          </table:table-cell>
          <table:table-cell table:style-name="ce5"/>
          <table:table-cell table:style-name="ce5" table:formula="of:=[.D17]/[.B17]" office:value-type="float" office:value="19.9743065693431" calcext:value-type="float">
            <text:p>19,9743065693</text:p>
          </table:table-cell>
          <table:table-cell table:style-name="ce5" table:formula="of:=[.E17]/[.B17]" office:value-type="float" office:value="20.4757664233577" calcext:value-type="float">
            <text:p>20,4757664234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Matrix Mult</text:p>
          </table:table-cell>
          <table:table-cell table:style-name="ce5"/>
          <table:table-cell table:style-name="ce5" table:formula="of:=[.D22]/[.B22]" office:value-type="float" office:value="10.4348205128205" calcext:value-type="float">
            <text:p>10,4348205128</text:p>
          </table:table-cell>
          <table:table-cell table:style-name="ce5" table:formula="of:=[.E22]/[.B22]" office:value-type="float" office:value="11.1555897435897" calcext:value-type="float">
            <text:p>11,1555897436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</text:p>
          </table:table-cell>
          <table:table-cell table:style-name="ce5"/>
          <table:table-cell table:style-name="ce5" table:formula="of:=[.D32]/[.B32]" office:value-type="float" office:value="11.4438743455497" calcext:value-type="float">
            <text:p>11,4438743455</text:p>
          </table:table-cell>
          <table:table-cell table:style-name="ce5" table:formula="of:=[.E32]/[.B32]" office:value-type="float" office:value="11.8950261780105" calcext:value-type="float">
            <text:p>11,895026178</text:p>
          </table:table-cell>
          <table:table-cell table:style-name="ce5" table:formula="of:=([.N32]+[.E32])/[.B32]" office:value-type="float" office:value="11.8950261780105" calcext:value-type="float">
            <text:p>11,895026178</text:p>
          </table:table-cell>
          <table:table-cell table:style-name="ce5"/>
          <table:table-cell table:style-name="ce5"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 w.c.</text:p>
          </table:table-cell>
          <table:table-cell table:style-name="ce5"/>
          <table:table-cell table:style-name="ce5" table:formula="of:=[.D27]/[.B27]" office:value-type="float" office:value="16.1462886597938" calcext:value-type="float">
            <text:p>16,1462886598</text:p>
          </table:table-cell>
          <table:table-cell table:style-name="ce5" table:formula="of:=[.E27]/[.B27]" office:value-type="float" office:value="16.3973711340206" calcext:value-type="float">
            <text:p>16,397371134</text:p>
          </table:table-cell>
          <table:table-cell table:style-name="ce5" table:formula="of:=([.N27]+[.E27])/[.B27]" office:value-type="float" office:value="16.3973711340206" calcext:value-type="float">
            <text:p>16,397371134</text:p>
          </table:table-cell>
          <table:table-cell table:style-name="ce5"/>
          <table:table-cell table:style-name="ce5"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</text:p>
          </table:table-cell>
          <table:table-cell table:style-name="ce5"/>
          <table:table-cell table:style-name="ce5" table:formula="of:=[.D42]/[.B42]" office:value-type="float" office:value="1.73989473684211" calcext:value-type="float">
            <text:p>1,7398947368</text:p>
          </table:table-cell>
          <table:table-cell table:style-name="ce5" table:formula="of:=[.E42]/[.B42]" office:value-type="float" office:value="1.68325789473684" calcext:value-type="float">
            <text:p>1,6832578947</text:p>
          </table:table-cell>
          <table:table-cell table:style-name="ce5" table:formula="of:=([.N42]+[.E42])/[.B42]" office:value-type="float" office:value="1.68325789473684" calcext:value-type="float">
            <text:p>1,6832578947</text:p>
          </table:table-cell>
          <table:table-cell table:style-name="ce5"/>
          <table:table-cell table:style-name="ce5"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 w.c.</text:p>
          </table:table-cell>
          <table:table-cell table:style-name="ce5"/>
          <table:table-cell table:style-name="ce5" table:formula="of:=[.D37]/[.B37]" office:value-type="float" office:value="4.41088020833333" calcext:value-type="float">
            <text:p>4,4108802083</text:p>
          </table:table-cell>
          <table:table-cell table:style-name="ce5" table:formula="of:=[.E37]/[.B37]" office:value-type="float" office:value="4.425390625" calcext:value-type="float">
            <text:p>4,425390625</text:p>
          </table:table-cell>
          <table:table-cell table:style-name="ce5" table:formula="of:=([.N37]+[.E37])/[.B37]" office:value-type="float" office:value="4.425390625" calcext:value-type="float">
            <text:p>4,425390625</text:p>
          </table:table-cell>
          <table:table-cell table:style-name="ce5"/>
          <table:table-cell table:style-name="ce5"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 table:number-rows-repeated="14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7" office:value-type="string" calcext:value-type="string">
            <text:p>Cache 2 way assoc, 50 data 5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style-name="ce7" office:value-type="string" calcext:value-type="string">
            <text:p>Cache 2 way assoc, 250 data 250 code</text:p>
          </table:table-cell>
          <table:table-cell table:style-name="ce7" office:value-type="string" calcext:value-type="string">
            <text:p>Cache 2 way assoc, 300 data 300 code</text:p>
          </table:table-cell>
          <table:table-cell table:style-name="ce7" office:value-type="string" calcext:value-type="string">
            <text:p>Cache 2 way assoc, 350 data 350 code</text:p>
          </table:table-cell>
          <table:table-cell table:style-name="ce7" office:value-type="string" calcext:value-type="string">
            <text:p>Cache 2 way assoc, 400 data 400 code</text:p>
          </table:table-cell>
          <table:table-cell table:style-name="ce7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4"/>
          <table:table-cell>
            <draw:frame table:end-cell-address="may_2018_benchmarks.H142" table:end-x="0.92mm" table:end-y="3.88mm" draw:z-index="1" draw:style-name="gr2" draw:text-style-name="P2" svg:width="157.9mm" svg:height="89.98mm" svg:x="20.29mm" svg:y="4.1mm">
  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K142" table:end-x="22.96mm" table:end-y="4.13mm" draw:z-index="2" draw:style-name="gr2" draw:text-style-name="P2" svg:width="157.28mm" svg:height="89.98mm" svg:x="0.62mm" svg:y="4.35mm">
  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N142" table:end-x="20.41mm" table:end-y="4.13mm" draw:z-index="3" draw:style-name="gr2" draw:text-style-name="P2" svg:width="157.67mm" svg:height="89.98mm" svg:x="0.85mm" svg:y="4.35mm">
  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office:value-type="string" calcext:value-type="string">
            <text:p>64b_useful_sc_3</text:p>
          </table:table-cell>
          <table:table-cell/>
          <table:table-cell>
            <draw:frame table:end-cell-address="may_2018_benchmarks.F143" table:end-x="0.53mm" table:end-y="0.72mm" draw:z-index="0" draw:style-name="gr2" draw:text-style-name="P2" svg:width="157.88mm" svg:height="89.98mm" svg:x="27.59mm" svg:y="0.95mm">
  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2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12"/>
        <table:table-column table:style-name="co6" table:default-cell-style-name="ce12"/>
        <table:table-column table:style-name="co11" table:number-columns-repeated="995" table:default-cell-style-name="ce4"/>
        <table:table-column table:style-name="co11" table:number-columns-repeated="5" table:default-cell-style-name="ce12"/>
        <table:table-row table:style-name="ro5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2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Default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office:value-type="string" calcext:value-type="string">
            <text:p>we do everything</text:p>
          </table:table-cell>
          <table:table-cell table:style-name="Default" table:number-columns-repeated="5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Default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 table:style-name="Default"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 table:style-name="Default"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 table:style-name="Default"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 table:style-name="Default"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 table:style-name="Default"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6"/>
        </table:table-row>
        <table:table-row table:style-name="ro3" table:number-rows-repeated="2">
          <table:table-cell table:style-name="Default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Default" table:number-columns-repeated="17"/>
          <table:table-cell table:number-columns-repeated="1006"/>
        </table:table-row>
        <table:table-row table:style-name="ro3" table:number-rows-repeated="4">
          <table:table-cell table:style-name="Default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Default" table:number-columns-repeated="17"/>
          <table:table-cell table:number-columns-repeated="1006"/>
        </table:table-row>
        <table:table-row table:style-name="ro3" table:number-rows-repeated="4">
          <table:table-cell table:style-name="Default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Default" table:number-columns-repeated="17"/>
          <table:table-cell table:number-columns-repeated="1006"/>
        </table:table-row>
        <table:table-row table:style-name="ro3">
          <table:table-cell table:style-name="Default" table:number-columns-repeated="18"/>
          <table:table-cell table:number-columns-repeated="1006"/>
        </table:table-row>
        <table:table-row table:style-name="ro3" table:number-rows-repeated="2">
          <table:table-cell table:style-name="Default"/>
          <table:table-cell table:style-name="ce7" table:number-columns-repeated="4"/>
          <table:table-cell table:style-name="Default" table:number-columns-repeated="6"/>
          <table:table-cell table:style-name="ce7" table:number-columns-repeated="7"/>
          <table:table-cell table:number-columns-repeated="1006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Default" table:number-columns-repeated="2"/>
          <table:table-cell table:style-name="ce3" table:number-columns-repeated="2"/>
          <table:table-cell table:style-name="Default" table:number-columns-repeated="13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 table:style-name="Default"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 table:style-name="Default"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 table:style-name="Default"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 table:style-name="Default"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 table:style-name="Default"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6"/>
        </table:table-row>
        <table:table-row table:style-name="ro3" table:number-rows-repeated="50">
          <table:table-cell table:style-name="Default" table:number-columns-repeated="18"/>
          <table:table-cell table:number-columns-repeated="1006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 office:value-type="string" calcext:value-type="string">
            <text:p>Cache direct mapped , 1 data 1 code</text:p>
          </table:table-cell>
          <table:table-cell table:style-name="ce7" office:value-type="string" calcext:value-type="string">
            <text:p>Cache direct mapped , 2 data 2 code</text:p>
          </table:table-cell>
          <table:table-cell table:style-name="ce7" office:value-type="string" calcext:value-type="string">
            <text:p>Cache direct mapped , 4 data 4 code</text:p>
          </table:table-cell>
          <table:table-cell table:style-name="ce7" office:value-type="string" calcext:value-type="string">
            <text:p>Cache direct mapped , 6 data 6 code</text:p>
          </table:table-cell>
          <table:table-cell table:style-name="ce7" office:value-type="string" calcext:value-type="string">
            <text:p>Cache direct mapped , 8 data 8 code</text:p>
          </table:table-cell>
          <table:table-cell table:style-name="ce7" office:value-type="string" calcext:value-type="string">
            <text:p>Cache direct mapped , 10 data 10 code</text:p>
          </table:table-cell>
          <table:table-cell table:style-name="ce7" office:value-type="string" calcext:value-type="string">
            <text:p>Cache 2 way assoc, 20 data 20 code</text:p>
          </table:table-cell>
          <table:table-cell table:style-name="ce7" office:value-type="string" calcext:value-type="string">
            <text:p>Cache 2 way assoc, 40 data 40 code</text:p>
          </table:table-cell>
          <table:table-cell table:style-name="ce7" office:value-type="string" calcext:value-type="string">
            <text:p>Cache 2 way assoc, 60 data 60 code</text:p>
          </table:table-cell>
          <table:table-cell table:style-name="ce7" office:value-type="string" calcext:value-type="string">
            <text:p>Cache 2 way assoc, 80 data 8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/>
          <table:table-cell>
            <draw:frame table:end-cell-address="old_dijkstra_results.F107" table:end-x="52.33mm" table:end-y="0.55mm" draw:z-index="0" draw:style-name="gr2" draw:text-style-name="P2" svg:width="210.53mm" svg:height="108.01mm" svg:x="26.74mm" svg:y="0.92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old_dijkstra_results.K107" table:end-x="26.31mm" table:end-y="2.36mm" draw:z-index="1" draw:style-name="gr2" draw:text-style-name="P2" svg:width="209.94mm" svg:height="108.01mm" svg:x="18.78mm" svg:y="2.73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2"/>
          <table:table-cell>
            <draw:frame table:end-cell-address="old_dijkstra_results.G144" table:end-x="46.65mm" table:end-y="0.52mm" draw:z-index="2" draw:style-name="gr2" draw:text-style-name="P2" svg:width="232.11mm" svg:height="145.02mm" svg:x="0.01mm" svg:y="-0.01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K144" table:end-x="36.21mm" table:end-y="0.53mm" draw:z-index="3" draw:style-name="gr2" draw:text-style-name="P2" svg:width="231.68mm" svg:height="145.02mm" svg:x="6.94mm" svg:y="0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O144" table:end-x="8.45mm" table:end-y="0.53mm" draw:z-index="4" draw:style-name="gr2" draw:text-style-name="P2" svg:width="231.58mm" svg:height="145.02mm" svg:x="3.35mm" svg:y="0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>
            <draw:frame table:end-cell-address="old_dijkstra_results.S144" table:end-x="0.9mm" table:end-y="0.53mm" draw:z-index="5" draw:style-name="gr2" draw:text-style-name="P2" svg:width="231.58mm" svg:height="145.02mm" svg:x="47.13mm" svg:y="0m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old_dijkstra_results.G172" table:end-x="6.33mm" table:end-y="3.92mm" draw:z-index="10" draw:style-name="gr2" draw:text-style-name="P2" svg:width="185.78mm" svg:height="121.37mm" svg:x="6.02mm" svg:y="4.47mm">
              <lo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178" table:end-x="14.41mm" table:end-y="0.91mm" draw:z-index="6" draw:style-name="gr2" draw:text-style-name="P2" svg:width="209.56mm" svg:height="130.65mm" svg:x="7.26mm" svg:y="1.21m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13" table:end-x="14.11mm" table:end-y="0.25mm" draw:z-index="7" draw:style-name="gr2" draw:text-style-name="P2" svg:width="209.56mm" svg:height="130.65mm" svg:x="6.96mm" svg:y="0.55m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48" table:end-x="14.11mm" table:end-y="0.22mm" draw:z-index="8" draw:style-name="gr2" draw:text-style-name="P2" svg:width="209.56mm" svg:height="130.65mm" svg:x="6.96mm" svg:y="0.52m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82" table:end-x="15.02mm" table:end-y="0.49mm" draw:z-index="9" draw:style-name="gr2" draw:text-style-name="P2" svg:width="209.56mm" svg:height="130.65mm" svg:x="7.87mm" svg:y="0.79m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7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09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0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l" number:country="GR">
      <number:day/>
      <number:text>-</number:text>
      <number:month number:textual="true"/>
      <number:text>-</number:text>
      <number:year/>
    </number:date-style>
    <number:date-style style:name="N10112" number:language="el" number:country="GR">
      <number:day/>
      <number:text>-</number:text>
      <number:month number:textual="true"/>
    </number:date-style>
    <number:date-style style:name="N10113" number:language="el" number:country="GR">
      <number:month number:textual="true"/>
      <number:text>-</number:text>
      <number:year/>
    </number:date-style>
    <number:time-style style:name="N10114" number:language="el" number:country="GR">
      <number:hours/>
      <number:text>:</number:text>
      <number:minutes number:style="long"/>
      <number:text> </number:text>
      <number:am-pm/>
    </number:time-style>
    <number:time-style style:name="N10115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l" number:country="GR">
      <number:hours/>
      <number:text>:</number:text>
      <number:minutes number:style="long"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18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19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0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1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2" style:volatile="true" number:language="el" number:country="GR">
      <loext:text> </loext:text>
      <loext:fill-character> </loext:fill-character>
      <number:text>-    </number:text>
    </number:number-style>
    <number:text-style style:name="N10123" number:language="el" number:country="G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2" style:volatile="true" number:language="el" number:country="GR">
      <loext:text> </loext:text>
      <loext:fill-character> </loext:fill-character>
      <number:text>- € </number:text>
    </number:number-style>
    <number:text-style style:name="N10124" number:language="el" number:country="G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5" number:language="el" number:country="G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6" number:language="el" number:country="G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old_5f_dijkstra_5f_results" style:display-name="PageStyle_old_dijkstra_res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  <style:master-page style:name="PageStyle_5f_may_5f_2018_5f_benchmarks" style:display-name="PageStyle_may_2018_benchmar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</meta:creation-date>
    <dc:language>el-GR</dc:language>
    <dc:date>2018-05-09T08:41:31.072818549</dc:date>
    <meta:editing-cycles>27</meta:editing-cycles>
    <meta:editing-duration>PT2H42M37S</meta:editing-duration>
    <meta:generator>LibreOffice/5.1.6.2$Linux_X86_64 LibreOffice_project/10m0$Build-2</meta:generator>
    <meta:document-statistic meta:table-count="2" meta:cell-count="112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789cm" svg:height="8.999cm" xlink:href=".." xlink:type="simple" chart:class="chart:line" chart:style-name="ch1">
        <chart:title svg:x="5.649cm" svg:y="0.315cm" chart:style-name="ch2">
          <text:p>Blocks with n=16</text:p>
        </chart:title>
        <chart:subtitle svg:x="0cm" svg:y="0cm" chart:style-name="ch3">
          <text:p/>
        </chart:subtitle>
        <chart:legend chart:legend-position="end" svg:x="11.879cm" svg:y="2.457cm" style:legend-expansion="high" chart:style-name="ch4"/>
        <chart:plot-area chart:style-name="ch5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66cm" svg:y="1.441cm" svg:width="9.898cm" svg:height="6.398cm">
          <chartooo:coordinate-region svg:x="2.473cm" svg:y="1.64cm" svg:width="9.091cm" svg:height="5.552cm"/>
          <chart:axis chart:dimension="x" chart:name="primary-x" chart:style-name="ch6" chartooo:axis-type="auto">
            <chartooo:date-scale/>
            <chart:title svg:x="2.51cm" svg:y="8.018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6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159cm" svg:height="14.503cm" xlink:href="." xlink:type="simple" chart:class="chart:line" chart:style-name="ch1">
        <chart:title svg:x="5.028cm" svg:y="0.425cm" chart:style-name="ch2">
          <text:p>calc all macs with 16 useful block size all cache configs</text:p>
        </chart:title>
        <chart:subtitle svg:x="10.834cm" svg:y="1.616cm" chart:style-name="ch3">
          <text:p>sub-title</text:p>
        </chart:subtitle>
        <chart:legend chart:legend-position="end" svg:x="18.746cm" svg:y="6.205cm" style:legend-expansion="high" chart:style-name="ch4"/>
        <chart:plot-area chart:style-name="ch5" chart:data-source-has-labels="both" svg:x="-0.731cm" svg:y="2.152cm" svg:width="17.718cm" svg:height="11.492cm">
          <chartooo:coordinate-region svg:x="3.249cm" svg:y="2.378cm" svg:width="13.579cm" svg:height="5.478cm"/>
          <chart:axis chart:dimension="x" chart:name="primary-x" chart:style-name="ch6" chartooo:axis-type="auto">
            <chartooo:date-scale/>
            <chart:title svg:x="5.618cm" svg:y="13.651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362.611658767773">
                <text:p>362.611658767773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330.957156398104">
                <text:p>330.95715639810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306.837251184834">
                <text:p>306.837251184834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304.566161137441">
                <text:p>304.566161137441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281.178009478673">
                <text:p>281.17800947867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73.011184834123">
                <text:p>273.011184834123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225.945781990521">
                <text:p>225.945781990521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111.672322274882">
                <text:p>111.672322274882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87.6936492890995">
                <text:p>87.693649289099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76.6803791469194">
                <text:p>76.680379146919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61.8851184834123">
                <text:p>61.8851184834123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18.0495734597156">
                <text:p>18.0495734597156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957cm" svg:height="13.066cm" xlink:href="." xlink:type="simple" chart:class="chart:line" chart:style-name="ch1">
        <chart:title svg:x="7.869cm" svg:y="0.396cm" chart:style-name="ch2">
          <text:p>Primes 150k baseline</text:p>
        </chart:title>
        <chart:subtitle svg:x="9.733cm" svg:y="1.558cm" chart:style-name="ch3">
          <text:p>sub-title</text:p>
        </chart:subtitle>
        <chart:legend chart:legend-position="end" svg:x="15.295cm" svg:y="5.196cm" style:legend-expansion="high" chart:style-name="ch4"/>
        <chart:plot-area chart:style-name="ch5" chart:data-source-has-labels="both" svg:x="2.143cm" svg:y="1.916cm" svg:width="13.892cm" svg:height="8.565cm">
          <chartooo:coordinate-region svg:x="2.937cm" svg:y="2.142cm" svg:width="12.302cm" svg:height="7.639cm"/>
          <chart:axis chart:dimension="x" chart:name="primary-x" chart:style-name="ch6" chartooo:axis-type="auto">
            <chartooo:date-scale/>
            <chart:title svg:x="6.645cm" svg:y="10.742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72cm" svg:y="7.0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957cm" svg:height="13.066cm" xlink:href="." xlink:type="simple" chart:class="chart:line" chart:style-name="ch1">
        <chart:title svg:x="8.293cm" svg:y="0.396cm" chart:style-name="ch2">
          <text:p>Hanoi 28 baseline</text:p>
        </chart:title>
        <chart:subtitle svg:x="9.733cm" svg:y="1.558cm" chart:style-name="ch3">
          <text:p>sub-title</text:p>
        </chart:subtitle>
        <chart:legend chart:legend-position="end" svg:x="15.295cm" svg:y="5.196cm" style:legend-expansion="high" chart:style-name="ch4"/>
        <chart:plot-area chart:style-name="ch5" chart:data-source-has-labels="both" svg:x="2.143cm" svg:y="1.916cm" svg:width="13.892cm" svg:height="8.565cm">
          <chartooo:coordinate-region svg:x="2.937cm" svg:y="2.142cm" svg:width="12.302cm" svg:height="7.639cm"/>
          <chart:axis chart:dimension="x" chart:name="primary-x" chart:style-name="ch6" chartooo:axis-type="auto">
            <chartooo:date-scale/>
            <chart:title svg:x="6.645cm" svg:y="10.742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72cm" svg:y="7.0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10" chart:maximum="27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957cm" svg:height="13.066cm" xlink:href="." xlink:type="simple" chart:class="chart:line" chart:style-name="ch1">
        <chart:title svg:x="7.512cm" svg:y="0.396cm" chart:style-name="ch2">
          <text:p>Matrix Mult 800 baseline</text:p>
        </chart:title>
        <chart:subtitle svg:x="9.733cm" svg:y="1.558cm" chart:style-name="ch3">
          <text:p>sub-title</text:p>
        </chart:subtitle>
        <chart:legend chart:legend-position="end" svg:x="15.295cm" svg:y="5.196cm" style:legend-expansion="high" chart:style-name="ch4"/>
        <chart:plot-area chart:style-name="ch5" chart:data-source-has-labels="both" svg:x="2.143cm" svg:y="2.142cm" svg:width="13.892cm" svg:height="8.339cm">
          <chartooo:coordinate-region svg:x="2.937cm" svg:y="2.142cm" svg:width="12.302cm" svg:height="7.639cm"/>
          <chart:axis chart:dimension="x" chart:name="primary-x" chart:style-name="ch6" chartooo:axis-type="auto">
            <chartooo:date-scale/>
            <chart:title svg:x="6.645cm" svg:y="10.742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72cm" svg:y="7.12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6" chart:maximum="18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957cm" svg:height="13.066cm" xlink:href="." xlink:type="simple" chart:class="chart:line" chart:style-name="ch1">
        <chart:title svg:x="6.97cm" svg:y="0.396cm" chart:style-name="ch2">
          <text:p>Calc determinant 11 baseline</text:p>
        </chart:title>
        <chart:subtitle svg:x="9.733cm" svg:y="1.558cm" chart:style-name="ch3">
          <text:p>sub-title</text:p>
        </chart:subtitle>
        <chart:legend chart:legend-position="end" svg:x="15.295cm" svg:y="5.196cm" style:legend-expansion="high" chart:style-name="ch4"/>
        <chart:plot-area chart:style-name="ch5" chart:data-source-has-labels="both" svg:x="2.143cm" svg:y="1.916cm" svg:width="13.892cm" svg:height="8.565cm">
          <chartooo:coordinate-region svg:x="2.937cm" svg:y="2.142cm" svg:width="12.302cm" svg:height="7.639cm"/>
          <chart:axis chart:dimension="x" chart:name="primary-x" chart:style-name="ch6" chartooo:axis-type="auto">
            <chartooo:date-scale/>
            <chart:title svg:x="6.645cm" svg:y="10.742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72cm" svg:y="7.0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579cm" svg:height="12.138cm" xlink:href="." xlink:type="simple" chart:class="chart:line" chart:style-name="ch1">
        <chart:title svg:x="6.66cm" svg:y="0.378cm" chart:style-name="ch2">
          <text:p>Dijkstra 1400 nodes</text:p>
        </chart:title>
        <chart:subtitle svg:x="8.544cm" svg:y="1.567cm" chart:style-name="ch3">
          <text:p>sub-title</text:p>
        </chart:subtitle>
        <chart:legend chart:legend-position="end" svg:x="15.912cm" svg:y="4.774cm" style:legend-expansion="high" chart:style-name="ch4"/>
        <chart:plot-area chart:style-name="ch5" chart:data-source-has-labels="both" svg:x="-0.048cm" svg:y="1.607cm" svg:width="14.935cm" svg:height="9.6cm">
          <chartooo:coordinate-region svg:x="3.825cm" svg:y="1.806cm" svg:width="10.931cm" svg:height="4.886cm"/>
          <chart:axis chart:dimension="x" chart:name="primary-x" chart:style-name="ch6" chartooo:axis-type="auto">
            <chartooo:date-scale/>
            <chart:title svg:x="4.85cm" svg:y="11.238cm" chart:style-name="ch7">
              <text:p>Cache configurations</text:p>
            </chart:title>
            <chart:categories table:cell-range-address="local-table.$A$2:.$A$14"/>
          </chart:axis>
          <chart:axis chart:dimension="y" chart:name="primary-y" chart:style-name="ch8">
            <chart:title svg:x="0.387cm" svg:y="6.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4" chart:label-cell-address="local-table.$B$1" chart:class="chart:line">
            <chart:data-point chart:repeated="13"/>
          </chart:series>
          <chart:series chart:style-name="ch13" chart:values-cell-range-address="local-table.$C$2:.$C$14" chart:label-cell-address="local-table.$C$1" chart:class="chart:line">
            <chart:data-point chart:repeated="13"/>
          </chart:series>
          <chart:series chart:style-name="ch14" chart:values-cell-range-address="local-table.$D$2:.$D$14" chart:label-cell-address="local-table.$D$1" chart:class="chart:line">
            <chart:data-point chart:repeated="13"/>
          </chart:series>
          <chart:series chart:style-name="ch15" chart:values-cell-range-address="local-table.$E$2:.$E$14" chart:label-cell-address="local-table.$E$1" chart:class="chart:line">
            <chart:data-point chart:repeated="13"/>
          </chart:series>
          <chart:series chart:style-name="ch16" chart:values-cell-range-address="local-table.$F$2:.$F$14" chart:label-cell-address="local-table.$F$1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48 bytes</text:p>
              </table:table-cell>
              <table:table-cell office:value-type="string">
                <text:p>64 bytes</text:p>
              </table:table-cell>
              <table:table-cell office:value-type="string">
                <text:p>80 bytes</text:p>
              </table:table-cell>
            </table:table-row>
          </table:table-header-rows>
          <table:table-rows>
            <table:table-row>
              <table:table-cell office:value-type="string">
                <text:p>Cache direct mapped , 1 data 1 code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343.821904761905">
                <text:p>343.821904761905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317.560680272109">
                <text:p>317.560680272109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63.958639455782">
                <text:p>263.9586394557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56.646394557823">
                <text:p>256.64639455782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224.493333333333">
                <text:p>224.49333333333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208.786530612245">
                <text:p>208.786530612245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69.081088435374">
                <text:p>169.0810884353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114.886530612245">
                <text:p>114.88653061224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86.4565986394558">
                <text:p>86.456598639455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72.3062585034014">
                <text:p>72.306258503401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65.0137414965986">
                <text:p>65.013741496598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53.3708843537415">
                <text:p>53.3708843537415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109.565238095238">
                <text:p>109.565238095238</text:p>
              </table:table-cell>
              <table:table-cell office:value-type="float" office:value="41.0821768707483">
                <text:p>41.0821768707483</text:p>
              </table:table-cell>
              <table:table-cell office:value-type="float" office:value="35.5763265306122">
                <text:p>35.5763265306122</text:p>
              </table:table-cell>
              <table:table-cell office:value-type="float" office:value="37.3140816326531">
                <text:p>37.3140816326531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8cm" svg:y="0.316cm" chart:style-name="ch2">
          <text:p>Best ratios</text:p>
        </chart:title>
        <chart:subtitle svg:x="0cm" svg:y="0cm" chart:style-name="ch3">
          <text:p/>
        </chart:subtitle>
        <chart:legend chart:legend-position="end" svg:x="12.09cm" svg:y="2.458cm" style:legend-expansion="high" chart:style-name="ch4"/>
        <chart:plot-area chart:style-name="ch5" table:cell-range-address="may_2018_benchmarks.C149:may_2018_benchmarks.C149 may_2018_benchmarks.B95:may_2018_benchmarks.F103 may_2018_benchmarks.A96:may_2018_benchmarks.A103" chart:data-source-has-labels="both" svg:x="1.671cm" svg:y="1.443cm" svg:width="10.099cm" svg:height="6.396cm">
          <chartooo:coordinate-region svg:x="2.292cm" svg:y="1.643cm" svg:width="9.478cm" svg:height="5.549cm"/>
          <chart:axis chart:dimension="x" chart:name="primary-x" chart:style-name="ch6" chartooo:axis-type="auto">
            <chartooo:date-scale/>
            <chart:title svg:x="5.551cm" svg:y="8.019cm" chart:style-name="ch7">
              <text:p>Different worlds</text:p>
            </chart:title>
            <chart:categories table:cell-range-address="may_2018_benchmarks.B95:may_2018_benchmarks.F95"/>
          </chart:axis>
          <chart:axis chart:dimension="y" chart:name="primary-y" chart:style-name="ch6">
            <chart:title svg:x="0.451cm" svg:y="5.477cm" chart:style-name="ch8">
              <text:p>Ratios</text:p>
            </chart:title>
            <chart:grid chart:style-name="ch9" chart:class="major"/>
          </chart:axis>
          <chart:series chart:style-name="ch10" chart:values-cell-range-address="may_2018_benchmarks.B96:may_2018_benchmarks.F96" chart:label-cell-address="may_2018_benchmarks.A96:may_2018_benchmarks.A96" chart:class="chart:line">
            <chart:data-point chart:repeated="5"/>
          </chart:series>
          <chart:series chart:style-name="ch11" chart:values-cell-range-address="may_2018_benchmarks.B97:may_2018_benchmarks.F97" chart:label-cell-address="may_2018_benchmarks.A97:may_2018_benchmarks.A97" chart:class="chart:line">
            <chart:data-point chart:repeated="5"/>
          </chart:series>
          <chart:series chart:style-name="ch12" chart:values-cell-range-address="may_2018_benchmarks.B98:may_2018_benchmarks.F98" chart:label-cell-address="may_2018_benchmarks.A98:may_2018_benchmarks.A98" chart:class="chart:line">
            <chart:data-point chart:repeated="5"/>
          </chart:series>
          <chart:series chart:style-name="ch13" chart:values-cell-range-address="may_2018_benchmarks.B99:may_2018_benchmarks.F99" chart:label-cell-address="may_2018_benchmarks.A99:may_2018_benchmarks.A99" chart:class="chart:line">
            <chart:data-point chart:repeated="5"/>
          </chart:series>
          <chart:series chart:style-name="ch14" chart:values-cell-range-address="may_2018_benchmarks.B100:may_2018_benchmarks.F100" chart:label-cell-address="may_2018_benchmarks.A100:may_2018_benchmarks.A100" chart:class="chart:line">
            <chart:data-point chart:repeated="5"/>
          </chart:series>
          <chart:series chart:style-name="ch15" chart:values-cell-range-address="may_2018_benchmarks.B101:may_2018_benchmarks.F101" chart:label-cell-address="may_2018_benchmarks.A101:may_2018_benchmarks.A101" chart:class="chart:line">
            <chart:data-point chart:repeated="5"/>
          </chart:series>
          <chart:series chart:style-name="ch16" chart:values-cell-range-address="may_2018_benchmarks.B102:may_2018_benchmarks.F102" chart:label-cell-address="may_2018_benchmarks.A102:may_2018_benchmarks.A102" chart:class="chart:line">
            <chart:data-point chart:repeated="5"/>
          </chart:series>
          <chart:series chart:style-name="ch17" chart:values-cell-range-address="may_2018_benchmarks.B103:may_2018_benchmarks.F103" chart:label-cell-address="may_2018_benchmarks.A103:may_2018_benchmarks.A103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B95:may_2018_benchmarks.F95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96:may_2018_benchmarks.A96</svg:desc>
                </draw:g>
              </table:table-cell>
              <table:table-cell office:value-type="float" office:value="NaN">
                <text:p>NaN</text:p>
                <draw:g>
                  <svg:desc>may_2018_benchmarks.B96:may_2018_benchmarks.F96</svg:desc>
                </draw:g>
              </table:table-cell>
              <table:table-cell office:value-type="float" office:value="6.74380714285714">
                <text:p>6.74380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97:may_2018_benchmarks.A97</svg:desc>
                </draw:g>
              </table:table-cell>
              <table:table-cell office:value-type="float" office:value="NaN">
                <text:p>NaN</text:p>
                <draw:g>
                  <svg:desc>may_2018_benchmarks.B97:may_2018_benchmarks.F97</svg:desc>
                </draw:g>
              </table:table-cell>
              <table:table-cell office:value-type="float" office:value="9.98496240601504">
                <text:p>9.98496240601504</text:p>
              </table:table-cell>
              <table:table-cell office:value-type="float" office:value="10.4369172932331">
                <text:p>10.4369172932331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98:may_2018_benchmarks.A98</svg:desc>
                </draw:g>
              </table:table-cell>
              <table:table-cell office:value-type="float" office:value="NaN">
                <text:p>NaN</text:p>
                <draw:g>
                  <svg:desc>may_2018_benchmarks.B98:may_2018_benchmarks.F98</svg:desc>
                </draw:g>
              </table:table-cell>
              <table:table-cell office:value-type="float" office:value="19.9743065693431">
                <text:p>19.9743065693431</text:p>
              </table:table-cell>
              <table:table-cell office:value-type="float" office:value="20.4757664233577">
                <text:p>20.4757664233577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99:may_2018_benchmarks.A99</svg:desc>
                </draw:g>
              </table:table-cell>
              <table:table-cell office:value-type="float" office:value="NaN">
                <text:p>NaN</text:p>
                <draw:g>
                  <svg:desc>may_2018_benchmarks.B99:may_2018_benchmarks.F99</svg:desc>
                </draw:g>
              </table:table-cell>
              <table:table-cell office:value-type="float" office:value="10.4348205128205">
                <text:p>10.4348205128205</text:p>
              </table:table-cell>
              <table:table-cell office:value-type="float" office:value="11.1555897435897">
                <text:p>11.1555897435897</text:p>
              </table:table-cell>
              <table:table-cell office:value-type="float" office:value="27.3980512820513">
                <text:p>27.398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00:may_2018_benchmarks.A100</svg:desc>
                </draw:g>
              </table:table-cell>
              <table:table-cell office:value-type="float" office:value="NaN">
                <text:p>NaN</text:p>
                <draw:g>
                  <svg:desc>may_2018_benchmarks.B100:may_2018_benchmarks.F100</svg:desc>
                </draw:g>
              </table:table-cell>
              <table:table-cell office:value-type="float" office:value="11.4438743455497">
                <text:p>11.4438743455497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01:may_2018_benchmarks.A101</svg:desc>
                </draw:g>
              </table:table-cell>
              <table:table-cell office:value-type="float" office:value="NaN">
                <text:p>NaN</text:p>
                <draw:g>
                  <svg:desc>may_2018_benchmarks.B101:may_2018_benchmarks.F101</svg:desc>
                </draw:g>
              </table:table-cell>
              <table:table-cell office:value-type="float" office:value="16.1462886597938">
                <text:p>16.146288659793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02:may_2018_benchmarks.A102</svg:desc>
                </draw:g>
              </table:table-cell>
              <table:table-cell office:value-type="float" office:value="NaN">
                <text:p>NaN</text:p>
                <draw:g>
                  <svg:desc>may_2018_benchmarks.B102:may_2018_benchmarks.F102</svg:desc>
                </draw:g>
              </table:table-cell>
              <table:table-cell office:value-type="float" office:value="1.73989473684211">
                <text:p>1.73989473684211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03:may_2018_benchmarks.A103</svg:desc>
                </draw:g>
              </table:table-cell>
              <table:table-cell office:value-type="float" office:value="NaN">
                <text:p>NaN</text:p>
                <draw:g>
                  <svg:desc>may_2018_benchmarks.B103:may_2018_benchmarks.F103</svg:desc>
                </draw:g>
              </table:table-cell>
              <table:table-cell office:value-type="float" office:value="4.41088020833333">
                <text:p>4.41088020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791cm" svg:height="8.999cm" xlink:href=".." xlink:type="simple" chart:class="chart:line" chart:style-name="ch1">
        <chart:title svg:x="5.65cm" svg:y="0.315cm" chart:style-name="ch2">
          <text:p>Blocks with n=32</text:p>
        </chart:title>
        <chart:subtitle svg:x="0cm" svg:y="0cm" chart:style-name="ch3">
          <text:p/>
        </chart:subtitle>
        <chart:legend chart:legend-position="end" svg:x="11.881cm" svg:y="2.457cm" style:legend-expansion="high" chart:style-name="ch4"/>
        <chart:plot-area chart:style-name="ch5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666cm" svg:y="1.441cm" svg:width="9.9cm" svg:height="6.398cm">
          <chartooo:coordinate-region svg:x="2.473cm" svg:y="1.64cm" svg:width="9.093cm" svg:height="5.552cm"/>
          <chart:axis chart:dimension="x" chart:name="primary-x" chart:style-name="ch6" chartooo:axis-type="auto">
            <chartooo:date-scale/>
            <chart:title svg:x="2.511cm" svg:y="8.018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6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729cm" svg:height="8.999cm" xlink:href=".." xlink:type="simple" chart:class="chart:line" chart:style-name="ch1">
        <chart:title svg:x="5.619cm" svg:y="0.315cm" chart:style-name="ch2">
          <text:p>Blocks with n=48</text:p>
        </chart:title>
        <chart:subtitle svg:x="0cm" svg:y="0cm" chart:style-name="ch3">
          <text:p/>
        </chart:subtitle>
        <chart:legend chart:legend-position="end" svg:x="11.819cm" svg:y="2.457cm" style:legend-expansion="high" chart:style-name="ch4"/>
        <chart:plot-area chart:style-name="ch5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65cm" svg:y="1.441cm" svg:width="9.84cm" svg:height="6.398cm">
          <chartooo:coordinate-region svg:x="2.472cm" svg:y="1.64cm" svg:width="9.033cm" svg:height="5.552cm"/>
          <chart:axis chart:dimension="x" chart:name="primary-x" chart:style-name="ch6" chartooo:axis-type="auto">
            <chartooo:date-scale/>
            <chart:title svg:x="2.48cm" svg:y="8.018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6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768cm" svg:height="8.999cm" xlink:href=".." xlink:type="simple" chart:class="chart:line" chart:style-name="ch1">
        <chart:title svg:x="5.639cm" svg:y="0.315cm" chart:style-name="ch2">
          <text:p>Blocks with n=64</text:p>
        </chart:title>
        <chart:subtitle svg:x="0cm" svg:y="0cm" chart:style-name="ch3">
          <text:p/>
        </chart:subtitle>
        <chart:legend chart:legend-position="end" svg:x="11.858cm" svg:y="2.457cm" style:legend-expansion="high" chart:style-name="ch4"/>
        <chart:plot-area chart:style-name="ch5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666cm" svg:y="1.441cm" svg:width="9.877cm" svg:height="6.398cm">
          <chartooo:coordinate-region svg:x="2.473cm" svg:y="1.64cm" svg:width="9.07cm" svg:height="5.552cm"/>
          <chart:axis chart:dimension="x" chart:name="primary-x" chart:style-name="ch6" chartooo:axis-type="auto">
            <chartooo:date-scale/>
            <chart:title svg:x="2.499cm" svg:y="8.018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6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054cm" svg:height="10.802cm" xlink:href="." xlink:type="simple" chart:class="chart:line" chart:style-name="ch1">
        <chart:title svg:x="7.773cm" svg:y="0.351cm" chart:style-name="ch2">
          <text:p>calc all macs no cache</text:p>
        </chart:title>
        <chart:subtitle svg:x="9.782cm" svg:y="1.468cm" chart:style-name="ch3">
          <text:p>sub-title</text:p>
        </chart:subtitle>
        <chart:legend chart:legend-position="end" svg:x="16.641cm" svg:y="4.355cm" style:legend-expansion="high" chart:style-name="ch4"/>
        <chart:plot-area chart:style-name="ch5" chart:data-source-has-labels="both" svg:x="1.989cm" svg:y="1.546cm" svg:width="13.552cm" svg:height="7.973cm">
          <chartooo:coordinate-region svg:x="2.954cm" svg:y="1.772cm" svg:width="12.347cm" svg:height="7.047cm"/>
          <chart:axis chart:dimension="x" chart:name="primary-x" chart:style-name="ch6" chartooo:axis-type="auto">
            <chartooo:date-scale/>
            <chart:title svg:x="6.321cm" svg:y="9.735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16cm" svg:y="6.349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995cm" svg:height="10.802cm" xlink:href="." xlink:type="simple" chart:class="chart:line" chart:style-name="ch1">
        <chart:title svg:x="2.808cm" svg:y="0.351cm" chart:style-name="ch2">
          <text:p>calc all macs best with cache (200 blocks data, 200 blocks code)</text:p>
        </chart:title>
        <chart:subtitle svg:x="9.752cm" svg:y="1.468cm" chart:style-name="ch3">
          <text:p>sub-title</text:p>
        </chart:subtitle>
        <chart:legend chart:legend-position="end" svg:x="16.582cm" svg:y="4.355cm" style:legend-expansion="high" chart:style-name="ch4"/>
        <chart:plot-area chart:style-name="ch5" chart:data-source-has-labels="both" svg:x="2.219cm" svg:y="1.546cm" svg:width="13.279cm" svg:height="7.973cm">
          <chartooo:coordinate-region svg:x="2.946cm" svg:y="1.772cm" svg:width="12.312cm" svg:height="7.047cm"/>
          <chart:axis chart:dimension="x" chart:name="primary-x" chart:style-name="ch6" chartooo:axis-type="auto">
            <chartooo:date-scale/>
            <chart:title svg:x="6.414cm" svg:y="9.735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948cm" svg:y="6.349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212cm" svg:height="14.503cm" xlink:href="." xlink:type="simple" chart:class="chart:line" chart:style-name="ch1">
        <chart:title svg:x="5.055cm" svg:y="0.425cm" chart:style-name="ch2">
          <text:p>calc all macs with 64 useful block size all cache configs</text:p>
        </chart:title>
        <chart:subtitle svg:x="10.861cm" svg:y="1.616cm" chart:style-name="ch3">
          <text:p>sub-title</text:p>
        </chart:subtitle>
        <chart:legend chart:legend-position="end" svg:x="18.799cm" svg:y="6.205cm" style:legend-expansion="high" chart:style-name="ch4"/>
        <chart:plot-area chart:style-name="ch5" chart:data-source-has-labels="both" svg:x="-0.722cm" svg:y="2.152cm" svg:width="17.747cm" svg:height="11.492cm">
          <chartooo:coordinate-region svg:x="3.256cm" svg:y="2.378cm" svg:width="13.61cm" svg:height="5.478cm"/>
          <chart:axis chart:dimension="x" chart:name="primary-x" chart:style-name="ch6" chartooo:axis-type="auto">
            <chartooo:date-scale/>
            <chart:title svg:x="5.641cm" svg:y="13.651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77.73355450237">
                <text:p>177.73355450237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93.758672985782">
                <text:p>93.758672985782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77.0036966824645">
                <text:p>77.0036966824645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64.8221800947867">
                <text:p>64.8221800947867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52.6335545023697">
                <text:p>52.6335545023697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40.5937440758294">
                <text:p>40.593744075829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28.0449289099526">
                <text:p>28.0449289099526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13.301327014218">
                <text:p>13.30132701421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12.922654028436">
                <text:p>12.922654028436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23.1278672985782">
                <text:p>23.1278672985782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169cm" svg:height="14.503cm" xlink:href="." xlink:type="simple" chart:class="chart:line" chart:style-name="ch1">
        <chart:title svg:x="5.033cm" svg:y="0.425cm" chart:style-name="ch2">
          <text:p>calc all macs with 48 useful block size all cache configs</text:p>
        </chart:title>
        <chart:subtitle svg:x="10.839cm" svg:y="1.616cm" chart:style-name="ch3">
          <text:p>sub-title</text:p>
        </chart:subtitle>
        <chart:legend chart:legend-position="end" svg:x="18.756cm" svg:y="6.205cm" style:legend-expansion="high" chart:style-name="ch4"/>
        <chart:plot-area chart:style-name="ch5" chart:data-source-has-labels="both" svg:x="-0.729cm" svg:y="2.152cm" svg:width="17.723cm" svg:height="11.492cm">
          <chartooo:coordinate-region svg:x="3.25cm" svg:y="2.378cm" svg:width="13.585cm" svg:height="5.478cm"/>
          <chart:axis chart:dimension="x" chart:name="primary-x" chart:style-name="ch6" chartooo:axis-type="auto">
            <chartooo:date-scale/>
            <chart:title svg:x="5.622cm" svg:y="13.651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55.516208530806">
                <text:p>155.516208530806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87.5237914691943">
                <text:p>87.5237914691943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3.4745023696682">
                <text:p>73.47450236966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51.3778199052133">
                <text:p>51.377819905213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43.1266350710901">
                <text:p>43.1266350710901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38.9887203791469">
                <text:p>38.9887203791469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24.4498578199052">
                <text:p>24.4498578199052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19.7536492890995">
                <text:p>19.753649289099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19.5432227488152">
                <text:p>19.5432227488152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14.5460663507109">
                <text:p>14.5460663507109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14.1569668246446">
                <text:p>14.156966824644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14.0726066350711">
                <text:p>14.0726066350711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159cm" svg:height="14.503cm" xlink:href="." xlink:type="simple" chart:class="chart:line" chart:style-name="ch1">
        <chart:title svg:x="5.028cm" svg:y="0.425cm" chart:style-name="ch2">
          <text:p>calc all macs with 32 useful block size all cache configs</text:p>
        </chart:title>
        <chart:subtitle svg:x="10.834cm" svg:y="1.616cm" chart:style-name="ch3">
          <text:p>sub-title</text:p>
        </chart:subtitle>
        <chart:legend chart:legend-position="end" svg:x="18.746cm" svg:y="6.205cm" style:legend-expansion="high" chart:style-name="ch4"/>
        <chart:plot-area chart:style-name="ch5" chart:data-source-has-labels="both" svg:x="-0.731cm" svg:y="2.152cm" svg:width="17.718cm" svg:height="11.492cm">
          <chartooo:coordinate-region svg:x="3.249cm" svg:y="2.378cm" svg:width="13.579cm" svg:height="5.478cm"/>
          <chart:axis chart:dimension="x" chart:name="primary-x" chart:style-name="ch6" chartooo:axis-type="auto">
            <chartooo:date-scale/>
            <chart:title svg:x="5.618cm" svg:y="13.651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0.727677725119">
                <text:p>330.727677725119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272.903981042654">
                <text:p>272.90398104265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58.692132701422">
                <text:p>258.69213270142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30.722464454976">
                <text:p>230.722464454976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221.338104265403">
                <text:p>221.33810426540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213.230995260664">
                <text:p>213.23099526066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136.090710900474">
                <text:p>136.0907109004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70.5475829383886">
                <text:p>70.5475829383886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53.9636966824645">
                <text:p>53.963696682464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24.3556398104265">
                <text:p>24.3556398104265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13.6167772511848">
                <text:p>13.6167772511848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12.9452132701422">
                <text:p>12.9452132701422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